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2000003F31ACB97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1.769cm" svg:y="-1.73cm" svg:width="29.469cm" svg:height="16.034cm" draw:z-index="0"><draw:image xlink:href="Pictures/1000000100000742000003F31ACB97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16:24:26.036053461</meta:creation-date>
    <dc:date>2026-03-31T16:25:14.585739145</dc:date>
    <meta:editing-duration>PT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